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sans-serif"/>
    <style:font-face style:name="Bitstream Vera Sans1" svg:font-family="'Bitstream Vera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use-window-font-color="true" style:font-name="Bitstream Vera Sans" fo:font-size="11pt" officeooo:paragraph-rsid="001b697a" fo:background-color="transparent" style:font-size-asian="11pt" style:font-size-complex="11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Bitstream Vera Sans" fo:font-size="11pt" officeooo:rsid="001fa348" officeooo:paragraph-rsid="001fa348" fo:background-color="transparent" style:font-size-asian="11pt" style:font-size-complex="11pt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style:use-window-font-color="true" style:text-line-through-style="none" style:text-line-through-type="none" style:font-name="Bitstream Vera Sans" fo:font-size="13pt" fo:font-style="normal" style:text-underline-style="none" fo:font-weight="bold" officeooo:paragraph-rsid="000c3a5d" style:text-blinking="false" fo:background-color="transparent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style:use-window-font-color="true" style:text-line-through-style="none" style:text-line-through-type="none" style:font-name="Bitstream Vera Sans" fo:font-size="11pt" fo:font-style="normal" style:text-underline-style="none" fo:font-weight="bold" officeooo:rsid="000c3a5d" officeooo:paragraph-rsid="000c3a5d" style:text-blinking="false" fo:background-color="transparent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Roboto" fo:font-size="12pt" fo:font-style="normal" style:text-underline-style="none" fo:font-weight="normal" officeooo:rsid="000c3a5d" officeooo:paragraph-rsid="0016d68a" style:text-blinking="false" fo:background-color="transparent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Roboto" fo:font-size="12pt" fo:font-style="normal" style:text-underline-style="none" fo:font-weight="normal" officeooo:rsid="000c3a5d" officeooo:paragraph-rsid="001953d4" style:text-blinking="false" fo:background-color="transparent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Roboto" fo:font-size="12pt" fo:font-style="normal" style:text-underline-style="none" fo:font-weight="normal" officeooo:rsid="0016d68a" officeooo:paragraph-rsid="0016d68a" style:text-blinking="false" fo:background-color="transparent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use-window-font-color="true" style:text-line-through-style="none" style:text-line-through-type="none" style:font-name="Bitstream Vera Sans1" fo:font-size="11pt" fo:language="ru" fo:country="RU" fo:font-style="normal" style:text-underline-style="none" fo:font-weight="normal" officeooo:rsid="000c3a5d" officeooo:paragraph-rsid="0016d68a" style:text-blinking="false" fo:background-color="transparent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use-window-font-color="true" style:text-line-through-style="none" style:text-line-through-type="none" style:font-name="Bitstream Vera Sans1" fo:font-size="11pt" fo:language="ru" fo:country="RU" fo:font-style="normal" style:text-underline-style="none" fo:font-weight="normal" officeooo:rsid="0016d68a" officeooo:paragraph-rsid="0016d68a" style:text-blinking="false" fo:background-color="transparent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use-window-font-color="true" style:text-line-through-style="none" style:text-line-through-type="none" style:font-name="Bitstream Vera Sans" fo:font-size="11pt" fo:font-style="normal" style:text-underline-style="none" fo:font-weight="normal" officeooo:rsid="000c3a5d" officeooo:paragraph-rsid="000c3a5d" style:text-blinking="false" fo:background-color="transparent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Bitstream Vera Sans1" fo:font-size="11pt" fo:language="ru" fo:country="RU" fo:font-weight="normal" officeooo:rsid="000c3a5d" officeooo:paragraph-rsid="00112fa2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Bitstream Vera Sans" fo:font-size="10pt" officeooo:paragraph-rsid="00112fa2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Bitstream Vera Sans" fo:font-size="10pt" fo:language="ru" fo:country="RU" officeooo:paragraph-rsid="00112fa2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Bitstream Vera Sans" fo:font-size="10pt" fo:language="ru" fo:country="RU" fo:font-weight="normal" officeooo:paragraph-rsid="00112fa2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Bitstream Vera Sans1" fo:font-size="11pt" fo:language="ru" fo:country="RU" fo:font-weight="normal" officeooo:paragraph-rsid="0016d68a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style:use-window-font-color="true" style:text-line-through-style="none" style:text-line-through-type="none" style:font-name="Bitstream Vera Sans" fo:font-size="11pt" fo:letter-spacing="normal" fo:font-style="normal" style:text-underline-style="none" fo:font-weight="bold" officeooo:rsid="00210474" officeooo:paragraph-rsid="00210474" style:text-blinking="false" fo:background-color="transparent" style:font-size-asian="11pt" style:font-weight-asian="bold" style:font-size-complex="11pt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style:use-window-font-color="true" style:text-line-through-style="none" style:text-line-through-type="none" style:font-name="Bitstream Vera Sans" fo:font-size="11pt" fo:letter-spacing="normal" fo:font-style="normal" style:text-underline-style="none" fo:font-weight="normal" officeooo:rsid="00234f14" officeooo:paragraph-rsid="00234f14" style:text-blinking="false" fo:background-color="transparent" style:font-size-asian="11pt" style:font-weight-asian="normal" style:font-size-complex="11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style:use-window-font-color="true" style:text-line-through-style="none" style:text-line-through-type="none" style:font-name="Bitstream Vera Sans" fo:font-size="11pt" fo:letter-spacing="normal" fo:font-style="normal" style:text-underline-style="none" fo:font-weight="normal" officeooo:rsid="002661d1" officeooo:paragraph-rsid="002661d1" style:text-blinking="false" fo:background-color="transparent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style:use-window-font-color="true" style:text-line-through-style="none" style:text-line-through-type="none" style:font-name="Bitstream Vera Sans1" fo:font-size="10pt" fo:language="ru" fo:country="RU" fo:font-style="normal" style:text-underline-style="none" fo:font-weight="normal" style:text-blinking="false" fo:background-color="transparent" loext:char-shading-value="0" style:font-size-asian="10pt" style:font-weight-asian="normal" style:font-size-complex="10pt" style:font-weight-complex="normal"/>
    </style:style>
    <style:style style:name="T2" style:family="text">
      <style:text-properties fo:font-variant="normal" fo:text-transform="none" style:use-window-font-color="true" style:text-line-through-style="none" style:text-line-through-type="none" style:font-name="Bitstream Vera Sans1" fo:font-size="10pt" fo:language="ru" fo:country="RU" fo:font-style="normal" style:text-underline-style="none" fo:font-weight="normal" officeooo:rsid="001474ab" style:text-blinking="false" fo:background-color="transparent" loext:char-shading-value="0" style:font-size-asian="10pt" style:font-weight-asian="normal" style:font-size-complex="10pt" style:font-weight-complex="normal"/>
    </style:style>
    <style:style style:name="T3" style:family="text">
      <style:text-properties fo:font-variant="normal" fo:text-transform="none" style:use-window-font-color="true" style:text-line-through-style="none" style:text-line-through-type="none" style:font-name="Bitstream Vera Sans1" fo:font-size="10pt" fo:language="ru" fo:country="RU" fo:font-style="normal" style:text-underline-style="none" fo:font-weight="normal" officeooo:rsid="0014941d" style:text-blinking="false" fo:background-color="transparent" loext:char-shading-value="0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style:text-line-through-style="none" style:text-line-through-type="none" fo:font-style="normal" style:text-underline-style="none" fo:font-weight="normal" officeooo:rsid="001b697a" style:text-blinking="false" style:font-weight-asian="normal" style:font-weight-complex="normal"/>
    </style:style>
    <style:style style:name="T5" style:family="text">
      <style:text-properties fo:font-variant="normal" fo:text-transform="none" style:text-line-through-style="none" style:text-line-through-type="none" fo:font-style="normal" style:text-underline-style="none" fo:font-weight="normal" officeooo:rsid="001d56a5" style:text-blinking="false" style:font-weight-asian="normal" style:font-weight-complex="normal"/>
    </style:style>
    <style:style style:name="T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weight-asian="normal" style:font-weight-complex="normal"/>
    </style:style>
    <style:style style:name="T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b697a" style:text-blinking="false" style:font-weight-asian="normal" style:font-weight-complex="normal"/>
    </style:style>
    <style:style style:name="T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d56a5" style:text-blinking="false" style:font-weight-asian="normal" style:font-weight-complex="normal"/>
    </style:style>
    <style:style style:name="T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dcca7" style:text-blinking="false" style:font-weight-asian="normal" style:font-weight-complex="normal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234f14" style:text-blinking="false" style:font-weight-asian="normal" style:font-weight-complex="normal"/>
    </style:style>
    <style:style style:name="T11" style:family="text">
      <style:text-properties style:use-window-font-color="true" style:font-name="Bitstream Vera Sans1" fo:font-size="11pt" fo:language="ru" fo:country="RU"/>
    </style:style>
    <style:style style:name="T12" style:family="text">
      <style:text-properties style:use-window-font-color="true" style:font-name="Bitstream Vera Sans1" fo:font-size="11pt" fo:language="ru" fo:country="RU" officeooo:rsid="0016d68a"/>
    </style:style>
    <style:style style:name="T13" style:family="text">
      <style:text-properties style:use-window-font-color="true" style:font-name="Bitstream Vera Sans1" fo:font-size="11pt" fo:language="ru" fo:country="RU" fo:background-color="#ffffff" loext:char-shading-value="0"/>
    </style:style>
    <style:style style:name="T14" style:family="text">
      <style:text-properties style:use-window-font-color="true" style:font-name="Bitstream Vera Sans1" fo:font-size="11pt" fo:language="ru" fo:country="RU" officeooo:rsid="001953d4" fo:background-color="#ffffff" loext:char-shading-value="0"/>
    </style:style>
    <style:style style:name="T15" style:family="text">
      <style:text-properties style:use-window-font-color="true" style:font-name="Bitstream Vera Sans1" fo:font-size="11pt" fo:language="ru" fo:country="RU" officeooo:rsid="00175462"/>
    </style:style>
    <style:style style:name="T16" style:family="text">
      <style:text-properties style:use-window-font-color="true" style:font-name="Bitstream Vera Sans1" fo:font-size="11pt" fo:language="ru" fo:country="RU" officeooo:rsid="001953d4"/>
    </style:style>
    <style:style style:name="T17" style:family="text">
      <style:text-properties fo:language="ru" fo:country="RU" fo:font-weight="normal" style:font-weight-asian="normal" style:font-weight-complex="normal"/>
    </style:style>
    <style:style style:name="T18" style:family="text">
      <style:text-properties fo:language="ru" fo:country="RU" fo:font-weight="normal" officeooo:rsid="001251ee" style:font-weight-asian="normal" style:font-weight-complex="normal"/>
    </style:style>
    <style:style style:name="T19" style:family="text">
      <style:text-properties fo:language="ru" fo:country="RU" fo:font-weight="normal" officeooo:rsid="0014115e" style:font-weight-asian="normal" style:font-weight-complex="normal"/>
    </style:style>
    <style:style style:name="T20" style:family="text">
      <style:text-properties fo:language="ru" fo:country="RU" fo:font-weight="normal" officeooo:rsid="0014be29" style:font-weight-asian="normal" style:font-weight-complex="normal"/>
    </style:style>
    <style:style style:name="T21" style:family="text">
      <style:text-properties fo:language="ru" fo:country="RU" fo:font-weight="normal" officeooo:rsid="00162ce5" style:font-weight-asian="normal" style:font-weight-complex="normal"/>
    </style:style>
    <style:style style:name="T22" style:family="text">
      <style:text-properties officeooo:rsid="0023991a"/>
    </style:style>
    <style:style style:name="T23" style:family="text">
      <style:text-properties officeooo:rsid="0024c90d"/>
    </style:style>
    <style:style style:name="T24" style:family="text">
      <style:text-properties officeooo:rsid="0026b7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Исследование методов быстрого поиска изображений в задаче распознавания лиц</text:p>
      <text:p text:style-name="P4">1. Актуальность</text:p>
      <text:p text:style-name="Standard"><text:span text:style-name="T1">В последнее десятилетие визуальный поиск стал широко распространенной функцией многих поисковых систем.</text:span><text:span text:style-name="T2"> </text:span><text:span text:style-name="T3">Большой</text:span><text:span text:style-name="T2"> объем </text:span><text:span text:style-name="T3">сохраненных </text:span><text:span text:style-name="T2">изображений в сети измеряется петабайтами, </text:span><text:span text:style-name="T3">число которых</text:span><text:span text:style-name="T2"> с каждым днем только увеличивается. </text:span><text:span text:style-name="T1">В связи с этим эффективный поиск ближайших соседей стал серьезной исследовательской проблемой. Потребность быстрого поиска похожих изображений занимает большую нишу в современных приложениях компьютерного зрения, в том числе в задаче распознавания лиц. Социальные сети, правоохранительные органы имеют огромные коллекции изображений лиц, среди которых надо уметь быстро извлекать нужную информацию. Для решения данной проблемы требуются эффективные и масштабируемые алгоритмы поиска с низкими временными затратами. Ожидается, что ответ на запросы к базам данных из миллиардов элементов будет занимать несколько миллисекунд.</text:span><text:line-break/></text:p>
      <text:p text:style-name="P4">2. Постановка</text:p>
      <text:p text:style-name="P12"><text:span text:style-name="T17">Главной задачей данной работы является </text:span><text:span text:style-name="T18">исследование</text:span><text:span text:style-name="T17"> современных индексных структур быстрого поиска </text:span><text:span text:style-name="T18">и проверка их эффективности </text:span><text:span text:style-name="T17">в задаче распознавания лиц. </text:span><text:span text:style-name="T19">Будем с</text:span><text:span text:style-name="T17">чит</text:span><text:span text:style-name="T19">ать,</text:span><text:span text:style-name="T17"> что выделением лица на изображении и построением его признаков занимаются алгоритмы общедоступных сверточных нейронных сетей.</text:span></text:p>
      <text:p text:style-name="P13"/>
      <text:p text:style-name="P12"><text:span text:style-name="T17">Проверка заключается в измерении среднего времени поиска похожих лиц в большой коллекции изображений. Время, затраченное на поиск k (k = 1, 5, 10, 30, 50, 100) ближайших соседей будет основным критерием скорости алгоритма. Помимо скорости надо учитывать точность поиска. Во всех приведенных статьях точность измерялась как процент истинных ближайших соседей среди k найденных, где истинные ближайшие соседи определялись точным евклидовым расстоянием. В связи со спецификой нашей задачи, наиболее правильным вариантом измерения точности будет получение процента лиц, </text:span><text:span text:style-name="T20">совпавших</text:span><text:span text:style-name="T17"> </text:span><text:span text:style-name="T20">с лицом</text:span><text:span text:style-name="T17"> запрос, среди k найденных ближайших соседей. </text:span><text:span text:style-name="T20">Также в качестве альтернативного показателя качества будем измерять частоту вхождения каждого лица в k ближайших соседей. В случае совпадения лиц</text:span><text:span text:style-name="T21">а</text:span><text:span text:style-name="T20"> </text:span><text:span text:style-name="T21">запроса и лица </text:span><text:span text:style-name="T20">с наибольшей частотой </text:span><text:span text:style-name="T21">будем говорить об успешном распознавании.</text:span></text:p>
      <text:p text:style-name="P13"/>
      <text:p text:style-name="P14">Для применимости данного подхода к реальным задачам требуемая скорость поиска не <text:s/>должна превышать нескольких миллисекунд. А точность должна быть в пределе допустимой для выбранного алгоритма, то есть не сильно отличаться от приводимой в статьях. В качестве вывода следует оценить эти показатели и сформулировать возможные пути улучшения.</text:p>
      <text:p text:style-name="P11"/>
      <text:p text:style-name="P4">3. Существующие методы</text:p>
      <text:p text:style-name="P5"><text:span text:style-name="T11">Начнем с того, что во всех упомянутых </text:span><text:span text:style-name="T15">дальше</text:span><text:span text:style-name="T11"> алгоритмах решается одна и та же задача. А именно, вычисление евклидовых расстояний между векторами высокой размерности. Для сокращения времени поиска было предложено несколько методов многомерного индексирования, таких как популярное KD-дерево. Однако для больших размерностей оказывается, что такие подходы не намного эффективнее, чем исчерпывающий расчет расстояний. Также одним из самых популярных алгоритмов </text:span><text:span text:style-name="T15">приближенного поиска</text:span><text:span text:style-name="T11"> является локально-чувствительное хеширование (LSH). Однако этот подход не учитывает требования к памяти структуры индексации </text:span><text:span text:style-name="T15">и</text:span><text:span text:style-name="T11"> использование памяти может быть даже выше, чем у исходных векторов. В связи с этим более подробно обсудим алгоритмы индексирования основанные на квантовании.</text:span></text:p>
      <text:p text:style-name="P8"/>
      <text:p text:style-name="P8">Общая идея в том, что инвертированый индекс содержит связные списки векторов, где каждый список является отображением некоторого вектора-центроида. На первом этапе запроса определяется центроид, затем по определенному этим вектором списку выполняется исчерпывающий поиск.</text:p>
      <text:p text:style-name="P15"><text:soft-page-break/>Поиск по данной структуре производится в два этапа:</text:p>
      <text:p text:style-name="P15">1) поиск ближайшего к запросу центроида по короткому списку центроидов;</text:p>
      <text:p text:style-name="P8">2) поиск по списку кандидатов соответствующих этому центроиду.</text:p>
      <text:p text:style-name="P5"><text:span text:style-name="T11">Стандартным методом обучения центроидов VQ является алгоритм кластеризации k-средних</text:span><text:span text:style-name="T12">.</text:span></text:p>
      <text:p text:style-name="P9"/>
      <text:p text:style-name="P5"><text:span text:style-name="T12">Повысить эффективность этапа </text:span><text:span text:style-name="T15">поиска и </text:span><text:span text:style-name="T12">обучения можно с помощью инвертированного иерархического индекса (HKM), который помимо первичного разбиения на ячейки Вороного разбивает пространство каждой ячейки повторно. </text:span></text:p>
      <text:p text:style-name="P9"/>
      <text:p text:style-name="P7"><text:span text:style-name="T15">И е</text:span><text:span text:style-name="T11">ще одна идея использования индексов для быстрого поиска предлагает разбивать пространство векторов на несколько подпространств меньшей размерности и обучить каждое подпространство малой размерности отдельно. Это позвол</text:span><text:span text:style-name="T16">яе</text:span><text:span text:style-name="T11">т разби</text:span><text:span text:style-name="T16">ва</text:span><text:span text:style-name="T11">ть датасет на огромное количество ячеек и с помощью декартова произведения центроидов быс</text:span><text:span text:style-name="T13">тро получ</text:span><text:span text:style-name="T14">а</text:span><text:span text:style-name="T13">ть досту</text:span><text:span text:style-name="T11">п к ним. Данная структура называется инвертированным мульти-индексом (IMI)</text:span></text:p>
      <text:p text:style-name="P8"/>
      <text:p text:style-name="P6"><text:span text:style-name="T16">Недостатки этих алгоритмов в том, что</text:span><text:span text:style-name="T11"> существуют значительные </text:span><text:span text:style-name="T16">зависимости </text:span><text:span text:style-name="T11">между различными подпространствами дескрипторов, построенных с помощью сверточных нейронных сетей. Для решения проблемы адаптации алгоритмов к коррелированным данным можно предварительно производить ортогональные преобразования над данными </text:span><text:span text:style-name="T16">(c)</text:span><text:span text:style-name="T11"> или локальные оптимизации PQ </text:span><text:span text:style-name="T16">(d)</text:span><text:span text:style-name="T11">.</text:span></text:p>
      <text:p text:style-name="P10"/>
      <text:p text:style-name="P4">4. Мое решение</text:p>
      <text:p text:style-name="P1"><text:span text:style-name="T4">В качестве данных для исследования я использовал набор данных для распознавания лиц VGGFace2. Потому что это один самых больших датасетов лиц и </text:span><text:span text:style-name="T5">и</text:span><text:span text:style-name="T7">зображения </text:span><text:span text:style-name="T8">в нем </text:span><text:span text:style-name="T7">загружаются из </text:span><text:span text:style-name="T8">п</text:span><text:span text:style-name="T7">оиска картинок Google и имеют различ</text:span><text:span text:style-name="T9">ия</text:span><text:span text:style-name="T7"> </text:span><text:span text:style-name="T9">в эмоции, </text:span><text:span text:style-name="T7">поз</text:span><text:span text:style-name="T9">е</text:span><text:span text:style-name="T7">, возрасте, освещенности </text:span><text:span text:style-name="T8">и </text:span><text:span text:style-name="T7">этнической принадлежност</text:span><text:span text:style-name="T8">и</text:span><text:span text:style-name="T7">. Д</text:span><text:span text:style-name="T8">ля построение дескрипторов лиц использовалась общедоступная сверточная нейронная сеть </text:span><text:span text:style-name="T9">из библиотеки Python facerecognition. Она дала лучшие показатели точности распознавания для поиска по евклидову расстоянию. С ее помощью было построено более 150000 векторов признаков лиц, на которых проводились эксперименты. </text:span><text:span text:style-name="T10">Все эксперименты проводились 1000 раз и затем результат усреднялся.</text:span></text:p>
      <text:p text:style-name="P2"><text:span text:style-name="T9">Д</text:span><text:span text:style-name="T6">ля проверки индексных алгоритмов поиска в задаче распознавания лиц были написаны следующие структуры: Простейший поиск по точному расстоянию, для сравнения с остальными алгоритмами, Простая индексная структура, Иерархическая индексная структура и Мультииндексная структура.</text:span></text:p>
      <text:p text:style-name="P16">5. Эк<text:span text:style-name="T22">с</text:span>перименты</text:p>
      <text:p text:style-name="P17">Начнем с того, что рассмотрим график точности поиска по точному евкливову расстоянию. На графике можно видеть 2 ломанные обозначенные как Search и Recognition. Ломанная Search обозначает процент правильно найденных лиц среди k ближайших соседей. Ломанная Recognition обозначает процент правильно распознанных людей, где в качестве метрики использовалась наибольшая частота встречаемости лица среди соседей k ближайших соседей.</text:p>
      <text:p text:style-name="P17">Можно заметить и в чем мы убедимся позже, <text:span text:style-name="T23">что</text:span> вторая кривая <text:span text:style-name="T22">находится в некоторой окрестности постоянного значения. Это означает, что с расширением объема поиска процент лиц соответствующих запросу держится на одном уровне. Search кривая явно убывает и связано это с тем, что при увеличении </text:span><text:soft-page-break/><text:span text:style-name="T22">количества ближайших соседей вероятность попадания посторонних лиц в их число также увеличивается.</text:span></text:p>
      <text:p text:style-name="P18">Индексные структуры дают похожую картину за исключением того, что точность <text:s/>поиска несколько падает. Особенно сильно заметно падение на Мультииндексной структуре.</text:p>
      <text:p text:style-name="P18">Относительное ухудшение точности можно увидеть на следующем графике. Здесь зеленым цветом отмечена кривая поиска по точному евклидову расстоянию.</text:p>
      <text:p text:style-name="P18">Если говорить про время поиска, то из левого графика можно сделать вывод, что любая индексная структура ускоряет поиск в сотни раз. <text:span text:style-name="T24">На правом графике изображены ломанные соответствующие времени поиска индексных структур для различных значений k ближайших соседей. Основная тенденция ломанных идет на возрастание, что связанно с тем, что при увеличении количества ближайших соседей также увеличивается список кандидатов.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sans-serif"/>
    <style:font-face style:name="Bitstream Vera Sans1" svg:font-family="'Bitstream Vera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1:08:28.089564877</meta:creation-date>
    <dc:date>2020-04-28T00:12:22.305974143</dc:date>
    <meta:editing-duration>PT1H16M2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3" meta:paragraph-count="26" meta:word-count="931" meta:character-count="7247" meta:non-whitespace-character-count="6338"/>
  </office:meta>
</office:document-meta>
</file>